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eb613d" draw:marker-start-width="0.279cm" draw:marker-end-width="0.279cm" draw:fill="solid" draw:fill-color="#ffffcc" draw:textarea-horizontal-align="justify" draw:textarea-vertical-align="middle" draw:auto-grow-height="false" fo:min-height="6.81cm" fo:min-width="13.926cm" fo:padding-top="0.151cm" fo:padding-bottom="0.151cm" fo:padding-left="0.276cm" fo:padding-right="0.276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5.846cm" fo:min-width="8.898cm"/>
    </style:style>
    <style:style style:name="gr4" style:family="graphic" style:parent-style-name="standard">
      <style:graphic-properties draw:stroke="none" draw:fill-color="#ff8080" draw:textarea-horizontal-align="justify" draw:textarea-vertical-align="middle" draw:auto-grow-height="false" fo:min-height="2.29cm" fo:min-width="1.786cm"/>
    </style:style>
    <style:style style:name="gr5" style:family="graphic" style:parent-style-name="standard">
      <style:graphic-properties draw:stroke="none" draw:fill="solid" draw:fill-color="#00b8ff" draw:textarea-horizontal-align="justify" draw:textarea-vertical-align="middle" draw:auto-grow-height="false" fo:min-height="1.782cm" fo:min-width="3.056cm"/>
    </style:style>
    <style:style style:name="gr6" style:family="graphic" style:parent-style-name="standard">
      <style:graphic-properties draw:stroke="none" draw:fill-color="#e6e6ff" draw:textarea-horizontal-align="justify" draw:textarea-vertical-align="middle" draw:auto-grow-height="false" fo:min-height="1.782cm" fo:min-width="3.056cm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 fo:min-height="2.29cm" fo:min-width="1.024cm"/>
    </style:style>
    <style:style style:name="gr8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="Rounded_20_short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fill="solid" draw:fill-color="#ffcc99" draw:textarea-horizontal-align="justify" draw:textarea-vertical-align="middle" draw:auto-grow-height="false" fo:min-height="1.274cm" fo:min-width="1.024cm"/>
    </style:style>
    <style:style style:name="gr13" style:family="graphic" style:parent-style-name="objectwithoutfill">
      <style:graphic-properties draw:stroke="solid" draw:stroke-dash="Ultrafine_20_2_20_Dots_20_3_20_Dashes" svg:stroke-width="0.212cm" svg:stroke-color="#00b8ff" draw:marker-start="Double_20_Arrow" draw:marker-start-width="0.517cm" draw:marker-end="Double_20_Arrow" draw:marker-end-width="0.517cm" draw:fill="none" draw:textarea-vertical-align="middle" fo:padding-top="0.23cm" fo:padding-bottom="0.23cm" fo:padding-left="0.355cm" fo:padding-right="0.355cm"/>
    </style:style>
    <style:style style:name="gr14" style:family="graphic" style:parent-style-name="standard">
      <style:graphic-properties draw:fill-color="#9966cc" draw:textarea-horizontal-align="justify" draw:textarea-vertical-align="middle" draw:auto-grow-height="false" fo:min-height="0.132cm" fo:min-width="0.258cm"/>
    </style:style>
    <style:style style:name="gr15" style:family="graphic" style:parent-style-name="standard">
      <style:graphic-properties draw:fill-color="#9966cc" draw:textarea-horizontal-align="justify" draw:textarea-vertical-align="middle" draw:auto-grow-height="false" fo:min-height="0.132cm" fo:min-width="0.924cm"/>
    </style:style>
    <style:style style:name="gr16" style:family="graphic" style:parent-style-name="standard">
      <style:graphic-properties draw:stroke="none" draw:fill="none" fo:min-height="0.709cm"/>
    </style:style>
    <style:style style:name="gr17" style:family="graphic" style:parent-style-name="standard">
      <style:graphic-properties draw:fill-color="#9966cc" draw:textarea-horizontal-align="justify" draw:textarea-vertical-align="middle" draw:auto-grow-height="false" fo:min-height="0.132cm" fo:min-width="0.352cm"/>
    </style:style>
    <style:style style:name="gr18" style:family="graphic" style:parent-style-name="standard">
      <style:graphic-properties draw:stroke="none" draw:fill="none" fo:min-height="0.865cm"/>
    </style:style>
    <style:style style:name="gr19" style:family="graphic" style:parent-style-name="standard">
      <style:graphic-properties draw:stroke="none" draw:fill-color="#3deb3d" draw:textarea-horizontal-align="justify" draw:textarea-vertical-align="middle" draw:auto-grow-height="false" fo:min-height="2.29cm" fo:min-width="1.786cm"/>
    </style:style>
    <style:style style:name="gr20" style:family="graphic" style:parent-style-name="standard">
      <style:graphic-properties draw:stroke="none" draw:textarea-vertical-align="middle" draw:auto-grow-height="false" fo:min-height="1.144cm" fo:min-width="2.922cm"/>
    </style:style>
    <style:style style:name="gr21" style:family="graphic" style:parent-style-name="standard">
      <style:graphic-properties draw:stroke="none" draw:fill="none" fo:min-height="2.056cm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style:text-properties fo:color="#0066cc" fo:font-weight="bold" style:font-weight-asian="bold" style:font-weight-complex="bold"/>
    </style:style>
    <style:style style:name="P2" style:family="paragraph">
      <loext:graphic-properties draw:fill-color="#ffffff"/>
      <style:text-properties fo:color="#0066cc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color="#0066cc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solid" draw:fill-color="#ccffff"/>
      <style:paragraph-properties fo:text-align="center"/>
    </style:style>
    <style:style style:name="P7" style:family="paragraph"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8080"/>
      <style:paragraph-properties fo:text-align="start"/>
      <style:text-properties fo:color="#0000f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10" style:family="paragraph">
      <loext:graphic-properties draw:fill="solid" draw:fill-color="#00b8ff"/>
      <style:paragraph-properties fo:text-align="center"/>
      <style:text-properties style:use-window-font-color="true" fo:font-weight="bold" style:font-weight-asian="bold" style:font-weight-complex="bold"/>
    </style:style>
    <style:style style:name="P11" style:family="paragraph">
      <loext:graphic-properties draw:fill-color="#e6e6ff"/>
      <style:paragraph-properties fo:text-align="center"/>
      <style:text-properties style:use-window-font-color="true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ffcc99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16" style:family="paragraph">
      <loext:graphic-properties draw:fill-color="#9966cc"/>
      <style:paragraph-properties fo:text-align="center"/>
    </style:style>
    <style:style style:name="P17" style:family="paragraph">
      <style:paragraph-properties fo:text-align="center"/>
      <style:text-properties fo:color="#0000ff" fo:font-weight="normal" style:font-weight-asian="normal" style:font-weight-complex="normal"/>
    </style:style>
    <style:style style:name="P18" style:family="paragraph">
      <loext:graphic-properties draw:fill="none"/>
      <style:paragraph-properties fo:text-align="center"/>
      <style:text-properties fo:color="#0000ff" fo:font-weight="normal" style:font-weight-asian="normal" style:font-weight-complex="normal"/>
    </style:style>
    <style:style style:name="P19" style:family="paragraph">
      <style:paragraph-properties fo:text-align="center"/>
      <style:text-properties fo:color="#0000ff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color="#0000ff" fo:font-weight="bold" style:font-weight-asian="bold" style:font-weight-complex="bold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-color="#3deb3d"/>
      <style:paragraph-properties fo:text-align="center"/>
      <style:text-properties fo:font-weight="bold" style:font-weight-asian="bold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start"/>
    </style:style>
    <style:style style:name="P25" style:family="paragraph">
      <style:paragraph-properties fo:text-align="center"/>
      <style:text-properties fo:color="#0000ff"/>
    </style:style>
    <style:style style:name="P26" style:family="paragraph">
      <loext:graphic-properties draw:fill="none"/>
      <style:paragraph-properties fo:text-align="center"/>
      <style:text-properties fo:color="#0000ff"/>
    </style:style>
    <style:style style:name="T1" style:family="text">
      <style:text-properties fo:color="#0066cc" fo:font-weight="bold" style:font-weight-asian="bold" style:font-weight-complex="bold"/>
    </style:style>
    <style:style style:name="T2" style:family="text">
      <style:text-properties fo:color="#0066cc"/>
    </style:style>
    <style:style style:name="T3" style:family="text">
      <style:text-properties fo:color="#0000ff" fo:font-size="10pt" fo:font-weight="bold" style:font-size-asian="10pt" style:font-weight-asian="bold" style:font-size-complex="10pt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0000ff"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color="#0000ff" fo:font-size="7pt" fo:font-weight="normal" style:font-size-asian="7pt" style:font-weight-asian="normal" style:font-size-complex="7pt" style:font-weight-complex="normal"/>
    </style:style>
    <style:style style:name="T9" style:family="text">
      <style:text-properties fo:color="#0000f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color="#0000ff" fo:font-size="11pt" style:font-size-asian="11pt" style:font-size-complex="11pt"/>
    </style:style>
    <style:style style:name="T14" style:family="text">
      <style:text-properties fo:color="#0000ff"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PGA Learning</text:p>
          </draw:text-box>
        </draw:frame>
        <draw:frame presentation:style-name="pr2" draw:text-style-name="P2" draw:layer="layout" svg:width="22.5cm" svg:height="9.134cm" svg:x="4.5cm" svg:y="3.8cm" presentation:class="subtitle">
          <draw:text-box>
            <text:p text:style-name="P1"><text:span text:style-name="T1">Embedded System Basic </text:span></text:p>
            <text:p text:style-name="P1"><text:span text:style-name="T1">for Bluetooth Connectivitie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FPGA Learning</text:p>
          </draw:text-box>
        </draw:frame>
        <draw:frame presentation:style-name="pr4" draw:text-style-name="P4" draw:layer="layout" svg:width="22.5cm" svg:height="9.134cm" svg:x="4.5cm" svg:y="3.8cm" presentation:class="outline">
          <draw:text-box>
            <text:list text:style-name="L2">
              <text:list-item>
                <text:p text:style-name="P4"><text:span text:style-name="T1">Purpose:</text:span></text:p>
                <text:list>
                  <text:list-item>
                    <text:p text:style-name="P4"><text:span text:style-name="T2">This project is for investigating Embedded System with FPGA.</text:span></text:p>
                  </text:list-item>
                  <text:list-item>
                    <text:p text:style-name="P4"><text:span text:style-name="T2">Control popular Bluetooth module called HC-06.</text:span></text:p>
                  </text:list-item>
                  <text:list-item>
                    <text:p text:style-name="P4"><text:span text:style-name="T2">Perform bluetooth connection between HC-06, FPGA Board and Smartphone.</text:span></text:p>
                  </text:list-item>
                  <text:list-item>
                    <text:p text:style-name="P4"><text:span text:style-name="T2">Simple hardware manipulations to embedded user control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custom-shape draw:style-name="gr2" draw:text-style-name="P5" draw:layer="layout" svg:width="14.478cm" svg:height="7.112cm" svg:x="6.096cm" svg:y="5.0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2.5cm" svg:height="2.6cm" svg:x="4.5cm" svg:y="0.6cm" presentation:class="title">
          <draw:text-box>
            <text:p>FPGA Learning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1"><text:span text:style-name="T1">Hardware System:</text:span></text:p>
              </text:list-item>
            </text:list>
          </draw:text-box>
        </draw:frame>
        <draw:custom-shape draw:style-name="gr3" draw:text-style-name="P6" draw:layer="layout" svg:width="9.398cm" svg:height="6.096cm" svg:x="10.16cm" svg:y="5.588cm">
          <text:p text:style-name="P1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2.286cm" svg:height="2.54cm" svg:x="6.604cm" svg:y="5.842cm">
          <text:p text:style-name="P7"><text:span text:style-name="T3">LED</text:span></text:p>
          <text:p text:style-name="P7"><text:span text:style-name="T3">SWITCH</text:span></text:p>
          <text:p text:style-name="P7"><text:span text:style-name="T3">BUTTON</text:span></text:p>
          <text:p text:style-name="P7"><text:span text:style-name="T3">(On Board)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3.556cm" svg:height="2.032cm" svg:x="22.974cm" svg:y="6.096cm">
          <text:p text:style-name="P9"><text:span text:style-name="T4">HC-06</text:span></text:p>
          <text:p text:style-name="P9"><text:span text:style-name="T4">module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3.556cm" svg:height="2.032cm" svg:x="22.974cm" svg:y="10.16cm">
          <text:p text:style-name="P9"><text:span text:style-name="T5">Smartphone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.524cm" svg:height="2.54cm" svg:x="17.734cm" svg:y="5.842cm">
          <text:p text:style-name="P12"><text:span text:style-name="T6">UART</text:span></text:p>
          <text:p text:style-name="P12"><text:span text:style-name="T6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4" draw:layer="layout" svg:x1="19.558cm" svg:y1="6.604cm" svg:x2="22.974cm" svg:y2="6.604cm">
          <text:p/>
        </draw:line>
        <draw:line draw:style-name="gr9" draw:text-style-name="P14" draw:layer="layout" svg:x1="19.558cm" svg:y1="7.62cm" svg:x2="22.974cm" svg:y2="7.62cm">
          <text:p/>
        </draw:line>
        <draw:frame draw:style-name="gr10" draw:text-style-name="P15" draw:layer="layout" svg:width="1.315cm" svg:height="0.962cm" svg:x="20.78cm" svg:y="5.742cm">
          <draw:text-box>
            <text:p text:style-name="P1"><text:span text:style-name="T1">TX</text:span></text:p>
          </draw:text-box>
        </draw:frame>
        <draw:frame draw:style-name="gr11" draw:text-style-name="P15" draw:layer="layout" svg:width="1.524cm" svg:height="0.962cm" svg:x="20.78cm" svg:y="6.758cm">
          <draw:text-box>
            <text:p text:style-name="P1"><text:span text:style-name="T1">RX</text:span></text:p>
          </draw:text-box>
        </draw:frame>
        <draw:custom-shape draw:style-name="gr7" draw:text-style-name="P13" draw:layer="layout" svg:width="1.524cm" svg:height="2.54cm" svg:x="14.086cm" svg:y="5.842cm">
          <text:p text:style-name="P12"><text:span text:style-name="T6">Micro</text:span></text:p>
          <text:p text:style-name="P12"><text:span text:style-name="T6">Blaz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1.524cm" svg:height="1.524cm" svg:x="14.086cm" svg:y="9.798cm">
          <text:p text:style-name="P12"><text:span text:style-name="T6">Internal</text:span></text:p>
          <text:p text:style-name="P12"><text:span text:style-name="T6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4" draw:layer="layout" svg:x1="24.752cm" svg:y1="8.128cm" svg:x2="24.752cm" svg:y2="10.16cm">
          <text:p/>
        </draw:line>
        <draw:custom-shape draw:style-name="gr14" draw:text-style-name="P16" draw:layer="layout" svg:width="0.946cm" svg:height="0.762cm" svg:x="9.06cm" svg:y="6.7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6" draw:layer="layout" svg:width="1.778cm" svg:height="0.762cm" svg:x="15.748cm" svg:y="6.858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18" draw:layer="layout" svg:width="1.899cm" svg:height="0.959cm" svg:x="15.748cm" svg:y="5.899cm">
          <draw:text-box>
            <text:p text:style-name="P17"><text:span text:style-name="T7">AXI</text:span></text:p>
            <text:p text:style-name="P17"><text:span text:style-name="T8">InterConnect</text:span></text:p>
          </draw:text-box>
        </draw:frame>
        <draw:custom-shape draw:style-name="gr17" draw:text-style-name="P16" draw:layer="layout" svg:width="1.062cm" svg:height="0.762cm" draw:transform="rotate (1.5707963267949) translate (14.432cm 9.652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20" draw:layer="layout" svg:width="1.899cm" svg:height="1.115cm" svg:x="14.794cm" svg:y="8.59cm">
          <draw:text-box>
            <text:p text:style-name="P19"><text:span text:style-name="T9">Local Bus</text:span></text:p>
          </draw:text-box>
        </draw:frame>
        <draw:frame draw:style-name="gr16" draw:text-style-name="P14" draw:layer="layout" svg:width="1.899cm" svg:height="0.959cm" svg:x="6.096cm" svg:y="11.176cm">
          <draw:text-box>
            <text:p text:style-name="P12"><text:span text:style-name="T6">Arty A7</text:span></text:p>
            <text:p text:style-name="P12"><text:span text:style-name="T10">FPGA KIT</text:span></text:p>
          </draw:text-box>
        </draw:frame>
        <draw:frame draw:style-name="gr18" draw:text-style-name="P14" draw:layer="layout" svg:width="1.899cm" svg:height="1.115cm" svg:x="17.659cm" svg:y="10.668cm">
          <draw:text-box>
            <text:p text:style-name="P12"><text:span text:style-name="T6">Artix7</text:span></text:p>
            <text:p text:style-name="P12"><text:span text:style-name="T6">FPGA</text:span></text:p>
          </draw:text-box>
        </draw:frame>
        <draw:custom-shape draw:style-name="gr19" draw:text-style-name="P22" draw:layer="layout" svg:width="2.286cm" svg:height="2.54cm" svg:x="8.636cm" svg:y="12.7cm">
          <text:p text:style-name="P21"><text:span text:style-name="T11">C cod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422cm" svg:height="1.394cm" draw:transform="skewX (-0.0127409035395586) rotate (1.15820049162344) translate (11.429cm 14.224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1" draw:text-style-name="P24" draw:layer="layout" svg:width="5.588cm" svg:height="2.306cm" svg:x="13.462cm" svg:y="12.68cm">
          <draw:text-box>
            <text:p text:style-name="P23"><text:span text:style-name="T12">Embedded software written in C language will be compiled and programmed to FPGA internal Instruction memory</text:span></text:p>
          </draw:text-box>
        </draw:frame>
        <draw:custom-shape draw:style-name="gr7" draw:text-style-name="P13" draw:layer="layout" svg:width="1.524cm" svg:height="2.54cm" svg:x="10.414cm" svg:y="5.842cm">
          <text:p text:style-name="P12"><text:span text:style-name="T6">GPIO</text:span></text:p>
          <text:p text:style-name="P12"><text:span text:style-name="T6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1.778cm" svg:height="0.762cm" svg:x="12.187cm" svg:y="6.858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6" draw:text-style-name="P26" draw:layer="layout" svg:width="1.899cm" svg:height="0.959cm" svg:x="12.187cm" svg:y="5.899cm">
          <draw:text-box>
            <text:p text:style-name="P25"><text:span text:style-name="T13">AXI</text:span></text:p>
            <text:p text:style-name="P25"><text:span text:style-name="T14">InterConne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cc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2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1:12.592000000</meta:creation-date>
    <meta:editing-duration>PT28M37S</meta:editing-duration>
    <meta:editing-cycles>10</meta:editing-cycles>
    <meta:generator>LibreOffice/5.4.5.1$Windows_x86 LibreOffice_project/79c9829dd5d8054ec39a82dc51cd9eff340dbee8</meta:generator>
    <dc:title>DNA</dc:title>
    <dc:date>2018-07-04T16:21:08.692000000</dc:date>
    <meta:document-statistic meta:object-count="57"/>
  </office:meta>
</office:document-meta>
</file>